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20pt" style:font-size-asian="20pt" style:font-size-complex="20pt"/>
    </style:style>
    <style:style style:name="P2" style:family="paragraph" style:parent-style-name="Heading_20_3">
      <style:paragraph-properties fo:keep-with-next="always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font-size="10pt" fo:background-color="#ffff00" style:font-size-asian="10pt" style:font-size-complex="10pt"/>
    </style:style>
    <style:style style:name="P6" style:family="paragraph" style:parent-style-name="Standard">
      <style:text-properties fo:font-size="10pt" fo:background-color="transparent" style:font-size-asian="10pt" style:font-size-complex="10pt"/>
    </style:style>
    <style:style style:name="P7" style:family="paragraph" style:parent-style-name="Standard">
      <style:text-properties style:font-name="Liberation Serif" fo:background-color="transparen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ebf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style="italic" fo:background-color="transparent" loext:char-shading-value="0" style:font-style-asian="italic" style:font-style-complex="italic"/>
    </style:style>
    <style:style style:name="T5" style:family="text">
      <style:text-properties style:font-name="Liberation Serif" fo:background-color="transparent" loext:char-shading-value="0"/>
    </style:style>
    <style:style style:name="T6" style:family="text">
      <style:text-properties style:font-name="Liberation Serif" fo:font-style="italic" fo:background-color="transparent" loext:char-shading-value="0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mplementação Paralela com OpenMP</text:h>
      <text:h text:style-name="Heading_20_2" text:outline-level="2">Estratégias de Paralelização</text:h>
      <text:p text:style-name="Text_20_body"><text:span text:style-name="T1">Conforme verificado nos resultados </text:span>o algoritmo de Gauss-Jordan orientado a linhas <text:span text:style-name="T1">demonstrou ser superior em todos os testes quando comparado ao orientado a colunas</text:span>, <text:span text:style-name="T1">então as estratégias de paralelização utilizadas foram baseadas apenas no algoritmo com orientação a linhas.</text:span></text:p>
      <text:list text:style-name="L3">
        <text:list-item>
          <text:p text:style-name="P13"><text:span text:style-name="Strong_20_Emphasis">Normalização da linha do pivô</text:span></text:p>
        </text:list-item>
        <text:list-item>
          <text:p text:style-name="P13"><text:span text:style-name="Strong_20_Emphasis">Eliminação de Gauss</text:span></text:p>
        </text:list-item>
        <text:list-item>
          <text:p text:style-name="P13"><text:span text:style-name="Strong_20_Emphasis">Inicialização da matriz identidade</text:span></text:p>
        </text:list-item>
        <text:list-item>
          <text:p text:style-name="P12"><text:span text:style-name="Strong_20_Emphasis">Busca do pivô</text:span></text:p>
        </text:list-item>
      </text:list>
      <text:h text:style-name="Heading_20_2" text:outline-level="2">Principais Estratégias de Paralelização Aplicadas</text:h>
      <text:h text:style-name="Heading_20_3" text:outline-level="3">1. Paralelização do Loop de Inicialização da Matriz Identidade</text:h>
      <text:p text:style-name="P5">#pragma omp parallel for</text:p>
      <text:p text:style-name="P5">for (int i = 0; i &lt; n; i++) {</text:p>
      <text:p text:style-name="P5"><text:s text:c="4"/>for (int j = 0; j &lt; n; j++) {</text:p>
      <text:p text:style-name="P5"><text:s text:c="8"/>Ainv[i*n + j] = (i == j) ? 1.0 : 0.0;</text:p>
      <text:p text:style-name="P5"><text:s text:c="4"/>}</text:p>
      <text:p text:style-name="P5">}</text:p>
      <text:p text:style-name="P3"/>
      <text:p text:style-name="P4">Este é um padrão básico de paralelização, onde cada thread recebe um subconjunto das linhas para inicializar.</text:p>
      <text:p text:style-name="P4"/>
      <text:h text:style-name="P2" text:outline-level="3">2. Paralelização da Busca do Pivô com Redução</text:h>
      <text:p text:style-name="P4"/>
      <text:p text:style-name="P5">#pragma omp parallel</text:p>
      <text:p text:style-name="P5">{</text:p>
      <text:p text:style-name="P5"><text:s text:c="4"/>int local_pivot_row = pivot_row;</text:p>
      <text:p text:style-name="P5"><text:s text:c="4"/>double local_pivot_value = pivot_value;</text:p>
      <text:p text:style-name="P5"><text:s text:c="4"/></text:p>
      <text:p text:style-name="P5"><text:s text:c="4"/>#pragma omp for nowait</text:p>
      <text:p text:style-name="P5"><text:s text:c="4"/>for (int i = k + 1; i &lt; n; i++) {</text:p>
      <text:p text:style-name="P5"><text:s text:c="8"/>double abs_value = fabs(temp_A[i*n + k]);</text:p>
      <text:p text:style-name="P5"><text:s text:c="8"/>if (abs_value &gt; local_pivot_value) {</text:p>
      <text:p text:style-name="P5"><text:s text:c="12"/>local_pivot_value = abs_value;</text:p>
      <text:p text:style-name="P5"><text:s text:c="12"/>local_pivot_row = i;</text:p>
      <text:p text:style-name="P5"><text:s text:c="8"/>}</text:p>
      <text:p text:style-name="P5"><text:s text:c="4"/>}</text:p>
      <text:p text:style-name="P5"><text:s text:c="4"/></text:p>
      <text:p text:style-name="P5"><text:s text:c="4"/>#pragma omp critical</text:p>
      <text:p text:style-name="P5"><text:s text:c="4"/>{</text:p>
      <text:p text:style-name="P5"><text:s text:c="8"/>if (local_pivot_value &gt; pivot_value) {</text:p>
      <text:p text:style-name="P5"><text:s text:c="12"/>pivot_value = local_pivot_value;</text:p>
      <text:p text:style-name="P5"><text:s text:c="12"/>pivot_row = local_pivot_row;</text:p>
      <text:p text:style-name="P5"><text:s text:c="8"/>}</text:p>
      <text:p text:style-name="P5"><text:s text:c="4"/>}</text:p>
      <text:p text:style-name="P5">}</text:p>
      <text:p text:style-name="P3"/>
      <text:p text:style-name="P4"><text:soft-page-break/><text:span text:style-name="T1">Foi implementada </text:span>uma técnica de redução manual para encontrar o pivô, onde cada thread procura o valor máximo em sua porção designada e depois usa uma seção crítica para atualizar o valor global apenas se necessário.</text:p>
      <text:p text:style-name="P4"/>
      <text:h text:style-name="P2" text:outline-level="3">3. Paralelização da Normalização da Linha do Pivô</text:h>
      <text:p text:style-name="P4"/>
      <text:p text:style-name="P5">#pragma omp parallel for</text:p>
      <text:p text:style-name="P5">for (int j = 0; j &lt; n; j++) {</text:p>
      <text:p text:style-name="P5"><text:s text:c="4"/>temp_A[k*n + j] /= pivot;</text:p>
      <text:p text:style-name="P5"><text:s text:c="4"/>Ainv[k*n + j] /= pivot;</text:p>
      <text:p text:style-name="P5">}</text:p>
      <text:p text:style-name="P5"/>
      <text:p text:style-name="P4">Esta operação é particularmente importante para matrizes grandes, pois divide cada elemento de uma linha pelo valor do pivô.</text:p>
      <text:p text:style-name="P4"/>
      <text:h text:style-name="P2" text:outline-level="3">4. Paralelização da Eliminação de Gauss</text:h>
      <text:p text:style-name="P4"/>
      <text:p text:style-name="P5">#pragma omp parallel for schedule(dynamic)</text:p>
      <text:p text:style-name="P5">for (int i = 0; i &lt; n; i++) {</text:p>
      <text:p text:style-name="P5"><text:s text:c="4"/>if (i != k) {</text:p>
      <text:p text:style-name="P5"><text:s text:c="8"/>double factor = temp_A[i*n + k];</text:p>
      <text:p text:style-name="P5"><text:s text:c="8"/>for (int j = 0; j &lt; n; j++) {</text:p>
      <text:p text:style-name="P5"><text:s text:c="12"/>temp_A[i*n + j] -= factor * temp_A[k*n + j];</text:p>
      <text:p text:style-name="P5"><text:s text:c="12"/>Ainv[i*n + j] -= factor * Ainv[k*n + j];</text:p>
      <text:p text:style-name="P5"><text:s text:c="8"/>}</text:p>
      <text:p text:style-name="P5"><text:s text:c="4"/>}</text:p>
      <text:p text:style-name="P5">}</text:p>
      <text:p text:style-name="P5"/>
      <text:p text:style-name="Standard"><text:span text:style-name="T5">Esta é a parte mais computacionalmente intensiva do algoritmo. Foi utilizado </text:span><text:span text:style-name="Source_20_Text"><text:span text:style-name="T6">schedule(dynamic)</text:span></text:span><text:span text:style-name="T5"> para melhor balanceamento de carga, já que algumas linhas podem terminar mais rápido que outras dependendo do valor do fator.</text:span></text:p>
      <text:p text:style-name="Standard"><text:span text:style-name="T5"/></text:p>
      <text:h text:style-name="P2" text:outline-level="3">5. Paralelização da Validação da Matriz Inversa</text:h>
      <text:p text:style-name="P5">#pragma omp parallel for</text:p>
      <text:p text:style-name="P5">for (int i = 0; i &lt; n; i++) {</text:p>
      <text:p text:style-name="P5"><text:s text:c="4"/>for (int j = 0; j &lt; n; j++) {</text:p>
      <text:p text:style-name="P5"><text:s text:c="8"/>result[i*n + j] = 0.0;</text:p>
      <text:p text:style-name="P5"><text:s text:c="8"/>for (int k = 0; k &lt; n; k++) {</text:p>
      <text:p text:style-name="P5"><text:s text:c="12"/>result[i*n + j] += A[i*n + k] * Ainv[k*n + j];</text:p>
      <text:p text:style-name="P5"><text:s text:c="8"/>}</text:p>
      <text:p text:style-name="P5"><text:s text:c="4"/>}</text:p>
      <text:p text:style-name="P5">}</text:p>
      <text:p text:style-name="P6"/>
      <text:p text:style-name="P7">A multiplicação de matrizes para validação também foi paralelizada para melhorar o desempenh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6:25:45.308442133</meta:creation-date>
    <dc:date>2025-04-21T19:22:47.912552455</dc:date>
    <meta:editing-duration>PT2H34M5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70" meta:word-count="462" meta:character-count="2779" meta:non-whitespace-character-count="2137"/>
  </office:meta>
</office:document-meta>
</file>